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ncate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ncate.setCreate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ncate.setMkdirs( boolean mk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ncate.se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ncate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uncate.process( File 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runcate.setAdjust( Long adju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ncate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uncate.setLength( Long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uncate.shouldProcess( File 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